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0c97ce" officeooo:paragraph-rsid="000c97ce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officeooo:paragraph-rsid="000c97ce"/>
    </style:style>
    <style:style style:name="P3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0c97ce" officeooo:paragraph-rsid="000c97ce" style:font-size-asian="18pt" style:font-weight-asian="normal" style:font-size-complex="18pt" style:font-weight-complex="normal"/>
    </style:style>
    <style:style style:name="T1" style:family="text">
      <style:text-properties fo:font-size="18pt" style:text-underline-style="none" fo:font-weight="normal" officeooo:rsid="000c97ce" style:font-size-asian="18pt" style:font-weight-asian="normal" style:font-size-complex="18pt" style:font-weight-complex="normal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8pt" officeooo:rsid="000c97ce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ste Composants pour le stationnement</text:p>
      <text:p text:style-name="P1"/>
      <text:p text:style-name="P2"><text:span text:style-name="T1">- 4 Scan de tickets</text:span><text:span text:style-name="T2"> </text:span><text:span text:style-name="T3">( 2 entrées / 2 sorties)<text:tab/></text:span></text:p>
      <text:p text:style-name="P3">- Afficheur pour afficher le nombre de places restantes</text:p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24T16:53:02.943660000</meta:creation-date>
    <dc:date>2026-03-24T17:05:25.145805800</dc:date>
    <meta:editing-duration>PT47S</meta:editing-duration>
    <meta:editing-cycles>2</meta:editing-cycles>
    <meta:generator>LibreOffice/25.8.5.2$Windows_X86_64 LibreOffice_project/9c8b85f387cc00a89945a79c9e6239f32e450ac2</meta:generator>
    <meta:document-statistic meta:table-count="0" meta:image-count="0" meta:object-count="0" meta:page-count="1" meta:paragraph-count="3" meta:word-count="25" meta:character-count="138" meta:non-whitespace-character-count="115"/>
  </office:meta>
</office:document-meta>
</file>